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858000006406BB1B9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color="#ffffff" fo:font-size="54pt" style:font-size-asian="54pt" style:font-size-complex="54pt"/>
    </style:style>
    <style:style style:name="P2" style:family="paragraph">
      <style:paragraph-properties fo:text-align="end"/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size="32pt" style:font-size-asian="32pt" style:font-size-complex="32pt"/>
    </style:style>
    <style:style style:name="P4" style:family="paragraph">
      <style:paragraph-properties fo:text-align="center"/>
      <style:text-properties fo:color="#ffffff" fo:font-size="72pt" style:font-size-asian="72pt" style:font-size-complex="72pt"/>
    </style:style>
    <style:style style:name="P5" style:family="paragraph">
      <style:text-properties fo:color="#ffffff"/>
    </style:style>
    <style:style style:name="P6" style:family="paragraph">
      <style:text-properties fo:color="#ffffff" fo:font-size="32pt" style:font-size-asian="32pt" style:font-size-complex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text-properties fo:font-size="72pt" style:font-size-asian="72pt" style:font-size-complex="72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54pt" style:font-size-asian="54pt" style:font-size-complex="54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size="72pt" style:font-size-asian="72pt" style:font-size-complex="72pt"/>
    </style:style>
    <style:style style:name="T5" style:family="text">
      <style:text-properties fo:color="#fffff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color="#ff00ff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6.035cm" svg:height="3.951cm" svg:x="1.27cm" svg:y="6.985cm">
          <draw:text-box>
            <text:p text:style-name="P1"><text:span text:style-name="T1">iContinuousIntegration</text:span></text:p>
            <text:p text:style-name="P2"><text:span text:style-name="T2">Oleksandr Dodatko</text:span></text:p>
          </draw:text-box>
        </draw:frame>
        <draw:frame draw:style-name="gr1" draw:text-style-name="P3" draw:layer="layout" svg:width="12.065cm" svg:height="2.783cm" svg:x="14.605cm" svg:y="15.875cm">
          <draw:text-box>
            <text:p text:style-name="P3"><text:span text:style-name="T3">Dnepropetrovsk, Ukraine. 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4" draw:layer="layout" svg:width="24.765cm" svg:height="10.994cm" svg:x="1.905cm" svg:y="8.255cm">
          <draw:text-box>
            <text:p text:style-name="P4"><text:span text:style-name="T4">Introduce yourselves</text:span></text:p>
            <text:p text:style-name="P4"><text:span text:style-name="T4">ple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5">IOS developers do not use modern engineering practices</text:span></text:p>
          </draw:text-box>
        </draw:frame>
        <draw:frame draw:style-name="gr1" draw:text-style-name="P6" draw:layer="layout" svg:width="17.78cm" svg:height="1.517cm" svg:x="1.905cm" svg:y="7.05cm">
          <draw:text-box>
            <text:p text:style-name="P6"><text:span text:style-name="T3">Only 10% do unit testing</text:span></text:p>
          </draw:text-box>
        </draw:frame>
        <draw:frame draw:style-name="gr1" draw:text-style-name="P6" draw:layer="layout" svg:width="25.4cm" svg:height="1.517cm" svg:x="1.905cm" svg:y="9.978cm">
          <draw:text-box>
            <text:p text:style-name="P6"><text:span text:style-name="T3">33% use nothing but Apple supplied components</text:span></text:p>
          </draw:text-box>
        </draw:frame>
        <draw:frame draw:style-name="gr1" draw:text-style-name="P6" draw:layer="layout" svg:width="25.4cm" svg:height="1.517cm" svg:x="1.905cm" svg:y="13.4cm">
          <draw:text-box>
            <text:p text:style-name="P6"><text:span text:style-name="T3">28% copy-paste third-parties to their proje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5">Copy-paste style libraries</text:span></text:p>
          </draw:text-box>
        </draw:frame>
        <draw:frame presentation:style-name="pr3" draw:text-style-name="P5" draw:layer="layout" svg:width="25.199cm" svg:height="13.859cm" svg:x="1.4cm" svg:y="4.914cm" presentation:class="outline" presentation:user-transformed="true">
          <draw:text-box>
            <text:p text:style-name="P5"><text:span text:style-name="T5">Regex Kit Lite</text:span></text:p>
            <text:p text:style-name="P5"><text:span text:style-name="T5">Touch XML</text:span></text:p>
            <text:p text:style-name="P5"><text:span text:style-name="T5">Touch JSON</text:span></text:p>
            <text:p text:style-name="P5"><text:span text:style-name="T5">Magical Record </text:span></text:p>
            <text:p text:style-name="P5"><text:span text:style-name="T5">Cocoa Lumberjack</text:span></text:p>
            <text:p text:style-name="P5"><text:span text:style-name="T5"/></text:p>
            <text:p text:style-name="P5"><text:span text:style-name="T5">and many more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1" draw:text-style-name="P4" draw:layer="layout" svg:width="24.765cm" svg:height="3.088cm" svg:x="1.906cm" svg:y="8.255cm">
          <draw:text-box>
            <text:p text:style-name="P4"><text:span text:style-name="T4">WHY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1" draw:text-style-name="P7" draw:layer="layout" svg:width="25.4cm" svg:height="2.474cm" svg:x="1.27cm" svg:y="4.935cm">
          <draw:text-box>
            <text:p><text:span text:style-name="T6">Magicalpanda</text:span> : “I'm not sure what the benefits are to everyone...”</text:p>
          </draw:text-box>
        </draw:frame>
        <draw:frame draw:style-name="gr1" draw:layer="layout" svg:width="25.4cm" svg:height="3.571cm" svg:x="1.27cm" svg:y="11.669cm">
          <draw:text-box>
            <text:p><text:span text:style-name="T6">Magicalpanda</text:span> : “as long as I can still use the Source Code approach, I'm ok with having a separate target in the project that dumps out a static library”</text:p>
          </draw:text-box>
        </draw:frame>
        <draw:frame draw:style-name="gr1" draw:layer="layout" svg:width="25.4cm" svg:height="1.377cm" svg:x="1.27cm" svg:y="8.89cm">
          <draw:text-box>
            <text:p><text:span text:style-name="T6">tonyxiao</text:span> : “I don't really care to compile from source”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Ok. Why should we care?</text:p>
          </draw:text-box>
        </draw:frame>
        <draw:frame draw:style-name="gr4" draw:text-style-name="P8" draw:layer="layout" svg:width="25.198cm" svg:height="12.649cm" svg:x="1.399cm" svg:y="5.517cm" presentation:class="graphic" presentation:user-transformed="true">
          <draw:image xlink:href="../antagonist/LinkerConfli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presentation:style-name="pr2" draw:text-style-name="P9" draw:layer="layout" svg:width="25.199cm" svg:height="3.506cm" svg:x="1.471cm" svg:y="8.255cm" presentation:class="title" presentation:user-transformed="true">
          <draw:text-box>
            <text:p text:style-name="P9"><text:span text:style-name="T7">Use Static Libra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Add a Library Sub-project</text:p>
          </draw:text-box>
        </draw:frame>
        <draw:frame draw:style-name="gr4" draw:text-style-name="P8" draw:layer="layout" svg:width="21.59cm" svg:height="16.51cm" svg:x="3.916cm" svg:y="3.691cm" presentation:class="graphic" presentation:user-transformed="true">
          <draw:image xlink:href="../images/1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et up Dependencies</text:p>
          </draw:text-box>
        </draw:frame>
        <draw:frame draw:style-name="gr4" draw:text-style-name="P8" draw:layer="layout" svg:width="25.199cm" svg:height="9.717cm" svg:x="1.399cm" svg:y="6.984cm" presentation:class="graphic">
          <draw:image xlink:href="../images/2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Do not forget about the header path</text:p>
          </draw:text-box>
        </draw:frame>
        <draw:frame draw:style-name="gr4" draw:text-style-name="P8" draw:layer="layout" svg:width="13.859cm" svg:height="13.859cm" svg:x="7.069cm" svg:y="4.913cm" presentation:class="graphic">
          <draw:image xlink:href="../images/Mac_Logo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Yes. It works!</text:p>
          </draw:text-box>
        </draw:frame>
        <draw:frame draw:style-name="gr1" draw:layer="layout" svg:width="26.67cm" svg:height="4.639cm" svg:x="0.761cm" svg:y="3.873cm">
          <draw:text-box>
            <text:p>“ BTW, thanks for your pull request. I have't had time to review it all yet, <text:span text:style-name="T8">but most of it looks good.</text:span> “</text:p>
            <text:p/>
            <text:p>Saul Mora. Founding Panda. saul@magicalpanda.com</text:p>
          </draw:text-box>
        </draw:frame>
        <draw:frame draw:style-name="gr1" draw:layer="layout" svg:width="26.035cm" svg:height="1.348cm" svg:x="0.635cm" svg:y="10.082cm">
          <draw:text-box>
            <text:p>appunite / CLCascade has <text:span text:style-name="T8">accepted</text:span> our patch</text:p>
          </draw:text-box>
        </draw:frame>
        <draw:frame draw:style-name="gr4" draw:text-style-name="P8" draw:layer="layout" svg:width="25.4cm" svg:height="8.572cm" svg:x="1.27cm" svg:y="11.748cm">
          <draw:image xlink:href="../success-story/CLCascade-accept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style-name="gr1" draw:text-style-name="P12" draw:layer="layout" svg:width="26.67cm" svg:height="4.501cm" svg:x="0.635cm" svg:y="7.344cm">
          <draw:text-box>
            <text:p text:style-name="P11"><text:span text:style-name="T1">Find our forks <text:s/>at</text:span></text:p>
            <text:p text:style-name="P11"><text:span text:style-name="T1">github.com/EmbeddedSour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draw:frame presentation:style-name="pr2" draw:text-style-name="P13" draw:layer="layout" svg:width="25.199cm" svg:height="3.506cm" svg:x="1.472cm" svg:y="8.255cm" presentation:class="title" presentation:user-transformed="true">
          <draw:text-box>
            <text:p text:style-name="P13"><text:span text:style-name="T9">Let's discuss unit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I recommend ...</text:p>
          </draw:text-box>
        </draw:frame>
        <draw:frame presentation:style-name="pr3" draw:layer="layout" svg:width="25.199cm" svg:height="13.859cm" svg:x="1.4cm" svg:y="4.914cm" presentation:class="outline">
          <draw:text-box>
            <text:p>Easy to debug failed tests</text:p>
            <text:p/>
            <text:p>Easy to use files with test data bundles</text:p>
            <text:p/>
            <text:p>Generates jUnit compatible reports 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draw:frame presentation:style-name="pr2" draw:text-style-name="P9" draw:layer="layout" svg:width="25.199cm" svg:height="3.506cm" svg:x="1.473cm" svg:y="8.255cm" presentation:class="title" presentation:user-transformed="true">
          <draw:text-box>
            <text:p text:style-name="P9"><text:span text:style-name="T7">GHUn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style-name="Обычный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29T12:19:55.25</meta:creation-date>
    <dc:date>2012-01-29T16:04:33.60</dc:date>
    <meta:editing-duration>PT3H44M19S</meta:editing-duration>
    <meta:editing-cycles>39</meta:editing-cycles>
    <meta:generator>LibreOffice/3.3$Win32 LibreOffice_project/330m19$Build-6</meta:generator>
    <meta:document-statistic meta:object-count="84"/>
  </office:meta>
</office:document-meta>
</file>